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  <style:font-face style:name="ZX Spectrum" svg:font-family="'ZX Spectrum'" style:font-adornments="Normal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ZX Spectrum" fo:font-size="3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ZX Spectrum" fo:font-size="3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6.717cm" fo:min-width="2.136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_20_Dot_20_1" svg:stroke-width="0cm" svg:stroke-color="#3465a4" draw:marker-start="" draw:marker-start-width="0.199cm" draw:marker-start-center="false" draw:marker-end="" draw:marker-end-width="0.199cm" draw:marker-end-center="false" draw:fill="solid" draw:fill-color="#000000" loext:fill-use-slide-background="false" draw:textarea-horizontal-align="justify" draw:textarea-vertical-align="middle" draw:auto-grow-height="false" fo:min-height="10.126cm" fo:min-width="9.87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loext:fill-use-slide-background="false" draw:textarea-horizontal-align="justify" draw:textarea-vertical-align="middle" draw:auto-grow-height="false" fo:min-height="9.453cm" fo:min-width="9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265cm" fo:min-width="6.35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6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75cm" fo:min-width="6.42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7" style:family="graphic">
      <style:graphic-properties draw:stroke="non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75cm" fo:min-width="6.422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9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265cm" fo:min-width="6.35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10" style:family="graphic">
      <style:graphic-properties draw:stroke="solid" svg:stroke-width="0.053cm" svg:stroke-color="#ffffff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6.717cm" fo:min-width="2.136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11" style:family="graphic">
      <style:graphic-properties draw:stroke="solid" draw:stroke-dash="Dash_20_Dot_20_1" svg:stroke-width="0cm" svg:stroke-color="#3465a4" draw:marker-start="" draw:marker-start-width="0.199cm" draw:marker-start-center="false" draw:marker-end="" draw:marker-end-width="0.199cm" draw:marker-end-center="false" draw:fill="solid" draw:fill-color="#000000" loext:fill-use-slide-background="false" draw:textarea-horizontal-align="justify" draw:textarea-vertical-align="middle" draw:auto-grow-height="false" fo:min-height="10.126cm" fo:min-width="9.87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loext:fill-use-slide-background="false" draw:textarea-horizontal-align="justify" draw:textarea-vertical-align="middle" draw:auto-grow-height="false" fo:min-height="9.453cm" fo:min-width="9.9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Z" draw:style-name="gr10" draw:text-style-name="P2" svg:width="2.661cm" svg:height="7.002cm" svg:x="0.651cm" svg:y="1.96cm"><text:p text:style-name="P1"><text:span text:style-name="T1">Z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g text:anchor-type="paragraph" draw:z-index="0" draw:name="Keycap" draw:style-name="gr2"><draw:custom-shape draw:style-name="gr11" draw:text-style-name="P3" svg:width="11.5cm" svg:height="11.5cm" svg:x="0.023cm" svg:y="0.0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4" svg:width="11.5cm" svg:height="10.752cm" svg:x="0.023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text:anchor-type="paragraph" draw:z-index="2" draw:name="80" draw:style-name="gr9" draw:text-style-name="P2" svg:width="6.88cm" svg:height="3.551cm" svg:x="3.738cm" svg:y="1.965cm"><text:p text:style-name="P1"><text:span text:style-name="T1">80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3" draw:name="UX" draw:style-name="gr8" draw:text-style-name="P5" svg:width="6.947cm" svg:height="3.059cm" svg:x="3.671cm" svg:y="5.95cm"><text:p text:style-name="P1"><text:span text:style-name="T1">ux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line text:anchor-type="paragraph" draw:z-index="4" draw:name="Upper guide line" draw:style-name="gr7" draw:text-style-name="P6" svg:x1="0.388cm" svg:y1="1.99cm" svg:x2="10.837cm" svg:y2="1.96cm"><text:p/></draw:line><draw:line text:anchor-type="paragraph" draw:z-index="5" draw:name="Lower guide line" draw:style-name="gr7" draw:text-style-name="P6" svg:x1="0.162cm" svg:y1="8.941cm" svg:x2="10.611cm" svg:y2="8.911cm"><text:p/></draw:line><draw:line text:anchor-type="paragraph" draw:z-index="6" draw:name="Left guide line" draw:style-name="gr7" draw:text-style-name="P6" svg:x1="3.738cm" svg:y1="1.425cm" svg:x2="3.738cm" svg:y2="9.495cm"><text:p/></draw:line><draw:line text:anchor-type="paragraph" draw:z-index="7" draw:name="Right guide line" draw:style-name="gr7" draw:text-style-name="P6" svg:x1="10.617cm" svg:y1="1.266cm" svg:x2="10.617cm" svg:y2="9.336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  <style:font-face style:name="ZX Spectrum" svg:font-family="'ZX Spectrum'" style:font-adornments="Normal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09:33:29.254000000</meta:creation-date>
    <meta:editing-cycles>3</meta:editing-cycles>
    <meta:editing-duration>PT18M43S</meta:editing-duration>
    <dc:rights>(C)Jagar Soft(R)</dc:rights>
    <dc:title>Zux Logo</dc:title>
    <dc:date>2025-02-13T10:15:48.875000000</dc:date>
    <meta:generator>LibreOffice/24.8.4.2$Windows_X86_64 LibreOffice_project/bb3cfa12c7b1bf994ecc5649a80400d06cd710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